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php</text:p>
      <text:p text:style-name="Standard"/>
      <text:p text:style-name="Standard">$age = 26;</text:p>
      <text:p text:style-name="Standard">$permis = 3;</text:p>
      <text:p text:style-name="Standard">$accident = 0;</text:p>
      <text:p text:style-name="Standard">$anciennete = 6;</text:p>
      <text:p text:style-name="Standard"/>
      <text:p text:style-name="Standard">if ($age &lt; 25 &amp;&amp; $permis &lt; 2) {</text:p>
      <text:p text:style-name="Standard"><text:s text:c="4"/>if ($accident == 0) {</text:p>
      <text:p text:style-name="Standard"><text:s text:c="8"/>echo "Tarif rouge";</text:p>
      <text:p text:style-name="Standard"><text:s text:c="4"/>} else {</text:p>
      <text:p text:style-name="Standard"><text:s text:c="8"/>echo "Refusé";</text:p>
      <text:p text:style-name="Standard"><text:s text:c="4"/>}</text:p>
      <text:p text:style-name="Standard">} elseif (($age &lt; 25 &amp;&amp; $permis &gt;= 2) || ($age &gt;= 25 &amp;&amp; $permis &lt; 2)) {</text:p>
      <text:p text:style-name="Standard"><text:s text:c="4"/>if ($accident == 0) {</text:p>
      <text:p text:style-name="Standard"><text:s text:c="8"/>echo "Tarif orange";</text:p>
      <text:p text:style-name="Standard"><text:s text:c="4"/>} elseif ($accident == 1) {</text:p>
      <text:p text:style-name="Standard"><text:s text:c="8"/>echo "Tarif rouge";</text:p>
      <text:p text:style-name="Standard"><text:s text:c="4"/>} else {</text:p>
      <text:p text:style-name="Standard"><text:s text:c="8"/>echo "Refusé";</text:p>
      <text:p text:style-name="Standard"><text:s text:c="4"/>}</text:p>
      <text:p text:style-name="Standard">} else {</text:p>
      <text:p text:style-name="Standard"><text:s text:c="4"/>if ($accident == 0) {</text:p>
      <text:p text:style-name="Standard"><text:s text:c="8"/>if ($anciennete &gt; 5) {</text:p>
      <text:p text:style-name="Standard"><text:s text:c="12"/>echo "Tarif bleu";</text:p>
      <text:p text:style-name="Standard"><text:s text:c="8"/>} else {</text:p>
      <text:p text:style-name="Standard"><text:s text:c="12"/>echo "Tarif vert";</text:p>
      <text:p text:style-name="Standard"><text:s text:c="8"/>}</text:p>
      <text:p text:style-name="Standard"><text:s text:c="4"/>} elseif ($accident == 1) {</text:p>
      <text:p text:style-name="Standard"><text:s text:c="8"/>echo "Tarif orange";</text:p>
      <text:p text:style-name="Standard"><text:s text:c="4"/>} elseif ($accident == 2) {</text:p>
      <text:p text:style-name="Standard"><text:s text:c="8"/>echo "Tarif rouge";</text:p>
      <text:p text:style-name="Standard"><text:s text:c="4"/>} else {</text:p>
      <text:p text:style-name="Standard"><text:s text:c="8"/>echo "Refusé";</text:p>
      <text:p text:style-name="Standard"><text:s text:c="4"/>}</text:p>
      <text:p text:style-name="Standard">}</text:p>
      <text:p text:style-name="Standard"/>
      <text:p text:style-name="Standard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28S</meta:editing-duration>
    <meta:editing-cycles>3</meta:editing-cycles>
    <meta:generator>OpenOffice/4.1.14$Win32 OpenOffice.org_project/4114m1$Build-9811</meta:generator>
    <dc:date>2023-07-05T16:32:02.62</dc:date>
    <meta:document-statistic meta:table-count="0" meta:image-count="0" meta:object-count="0" meta:page-count="1" meta:paragraph-count="35" meta:word-count="126" meta:character-count="707"/>
    <dc:creator>nouri morouche</dc:creator>
    <meta:user-defined meta:name="Info 1"/>
    <meta:user-defined meta:name="Info 2"/>
    <meta:user-defined meta:name="Info 3"/>
    <meta:user-defined meta:name="Info 4"/>
  </office:meta>
</office:document-meta>
</file>